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微软雅黑" svg:font-family="微软雅黑" style:font-family-generic="system" style:font-pitch="variable"/>
    <style:font-face style:name="文泉驿微米黑" svg:font-family="文泉驿微米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style:font-name="文泉驿等宽微米黑" style:font-name-asian="文泉驿等宽微米黑"/>
    </style:style>
    <style:style style:name="P2" style:family="paragraph" style:parent-style-name="Heading_20_2">
      <style:text-properties style:font-name="文泉驿等宽微米黑" style:font-name-asian="文泉驿等宽微米黑"/>
    </style:style>
    <style:style style:name="P3" style:family="paragraph" style:parent-style-name="Text_20_body" style:list-style-name="L1"/>
    <style:style style:name="P4" style:family="paragraph" style:parent-style-name="Text_20_body">
      <style:text-properties style:font-name="文泉驿等宽微米黑" style:font-name-asian="文泉驿等宽微米黑"/>
    </style:style>
    <style:style style:name="P5" style:family="paragraph" style:parent-style-name="Text_20_body" style:list-style-name="L2">
      <style:text-properties style:font-name="文泉驿等宽微米黑" style:font-name-asian="文泉驿等宽微米黑"/>
    </style:style>
    <style:style style:name="P6" style:family="paragraph" style:parent-style-name="Text_20_body">
      <style:paragraph-properties fo:text-align="start" style:justify-single-word="false"/>
      <style:text-properties style:font-name="文泉驿等宽微米黑" style:font-name-asian="文泉驿等宽微米黑"/>
    </style:style>
    <style:style style:name="P7" style:family="paragraph" style:parent-style-name="Text_20_body" style:list-style-name="L3">
      <style:text-properties style:font-name="文泉驿等宽微米黑" style:font-name-asian="文泉驿等宽微米黑"/>
    </style:style>
    <style:style style:name="P8" style:family="paragraph" style:parent-style-name="Text_20_body" style:list-style-name="L4">
      <style:text-properties style:font-name="文泉驿等宽微米黑" style:font-name-asian="文泉驿等宽微米黑"/>
    </style:style>
    <style:style style:name="P9" style:family="paragraph" style:parent-style-name="Text_20_body" style:list-style-name="L1">
      <style:paragraph-properties fo:margin-top="0cm" fo:margin-bottom="0cm" loext:contextual-spacing="false"/>
    </style:style>
    <style:style style:name="P10" style:family="paragraph" style:parent-style-name="Quotations">
      <style:text-properties style:font-name="文泉驿等宽微米黑" style:font-name-asian="文泉驿等宽微米黑"/>
    </style:style>
    <style:style style:name="P11" style:family="paragraph" style:parent-style-name="Preformatted_20_Text">
      <style:text-properties style:font-name="文泉驿等宽微米黑" style:font-name-asian="文泉驿等宽微米黑"/>
    </style:style>
    <style:style style:name="P12" style:family="paragraph" style:parent-style-name="Preformatted_20_Text">
      <style:paragraph-properties fo:margin-left="1cm" fo:margin-right="1cm" fo:text-indent="0cm" style:auto-text-indent="false"/>
      <style:text-properties style:font-name="文泉驿等宽微米黑" style:font-name-asian="文泉驿等宽微米黑"/>
    </style:style>
    <style:style style:name="P13" style:family="paragraph" style:parent-style-name="Preformatted_20_Text">
      <style:paragraph-properties fo:margin-left="1cm" fo:margin-right="1cm" fo:margin-top="0cm" fo:margin-bottom="0.499cm" loext:contextual-spacing="false" fo:text-indent="0cm" style:auto-text-indent="false"/>
      <style:text-properties style:font-name="文泉驿等宽微米黑" style:font-name-asian="文泉驿等宽微米黑"/>
    </style:style>
    <style:style style:name="P14" style:family="paragraph" style:parent-style-name="Preformatted_20_Text">
      <style:paragraph-properties fo:margin-top="0cm" fo:margin-bottom="0.499cm" loext:contextual-spacing="false"/>
      <style:text-properties style:font-name="文泉驿等宽微米黑" style:font-name-asian="文泉驿等宽微米黑"/>
    </style:style>
    <style:style style:name="P15" style:family="paragraph" style:parent-style-name="Heading_20_4">
      <style:text-properties style:font-name="文泉驿等宽微米黑" style:font-name-asian="文泉驿等宽微米黑"/>
    </style:style>
    <style:style style:name="P16" style:family="paragraph" style:parent-style-name="Horizontal_20_Line">
      <style:text-properties style:font-name="文泉驿等宽微米黑" style:font-name-asian="文泉驿等宽微米黑"/>
    </style:style>
    <style:style style:name="T1" style:family="text">
      <style:text-properties fo:font-weight="bold"/>
    </style:style>
    <style:style style:name="T2" style:family="text">
      <style:text-properties loext:padding="0cm" loext:border="none"/>
    </style:style>
    <style:style style:name="T3" style:family="text">
      <style:text-properties style:font-name="文泉驿等宽微米黑" style:font-name-asian="文泉驿等宽微米黑"/>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Question</text:h>
      <text:p text:style-name="P10">Given a string <text:span text:style-name="T1">s</text:span>, find the longest palindromic substring in <text:span text:style-name="T1">s</text:span>. You may assume that the maximum length of <text:span text:style-name="T1">s</text:span> is 1000.</text:p>
      <text:p text:style-name="P10"><text:span text:style-name="T1">Example:</text:span> </text:p>
      <text:p text:style-name="P12"><text:span text:style-name="T1">Input:</text:span> "babad"</text:p>
      <text:p text:style-name="P12"/>
      <text:p text:style-name="P12"><text:span text:style-name="T1">Output:</text:span> "bab"</text:p>
      <text:p text:style-name="P12"/>
      <text:p text:style-name="P13"><text:span text:style-name="T1">Note:</text:span> "aba" is also a valid answer.</text:p>
      <text:p text:style-name="P10"><text:span text:style-name="T1">Example:</text:span> </text:p>
      <text:p text:style-name="P12"><text:span text:style-name="T1">Input:</text:span> "cbbd"</text:p>
      <text:p text:style-name="P12"/>
      <text:p text:style-name="P13"><text:span text:style-name="T1">Output:</text:span> "bb"</text:p>
      <text:h text:style-name="P2" text:outline-level="2">Quick Navigation</text:h>
      <text:list xml:id="list8665951787850677336" text:style-name="L1">
        <text:list-item>
          <text:p text:style-name="P9"><text:a xlink:type="simple" xlink:href="https://leetcode.com/articles/longest-palindromic-substring/#summary" text:style-name="Internet_20_link" text:visited-style-name="Visited_20_Internet_20_Link"><text:span text:style-name="T3">Summary</text:span></text:a><text:span text:style-name="T3"> </text:span></text:p>
        </text:list-item>
        <text:list-item>
          <text:p text:style-name="P9"><text:a xlink:type="simple" xlink:href="https://leetcode.com/articles/longest-palindromic-substring/#solution" text:style-name="Internet_20_link" text:visited-style-name="Visited_20_Internet_20_Link"><text:span text:style-name="T3">Solution</text:span></text:a></text:p>
          <text:list>
            <text:list-item>
              <text:p text:style-name="P9"><text:a xlink:type="simple" xlink:href="https://leetcode.com/articles/longest-palindromic-substring/#approach-1-longest-common-substring-accepted" text:style-name="Internet_20_link" text:visited-style-name="Visited_20_Internet_20_Link"><text:span text:style-name="T3">Approach #1 (Longest Common Substring) [Accepted]</text:span></text:a><text:span text:style-name="T3"> </text:span></text:p>
            </text:list-item>
            <text:list-item>
              <text:p text:style-name="P9"><text:a xlink:type="simple" xlink:href="https://leetcode.com/articles/longest-palindromic-substring/#approach-2-brute-force-time-limit-exceeded" text:style-name="Internet_20_link" text:visited-style-name="Visited_20_Internet_20_Link"><text:span text:style-name="T3">Approach #2 (Brute Force) [Time Limit Exceeded]</text:span></text:a><text:span text:style-name="T3"> </text:span></text:p>
            </text:list-item>
            <text:list-item>
              <text:p text:style-name="P9"><text:a xlink:type="simple" xlink:href="https://leetcode.com/articles/longest-palindromic-substring/#approach-3-dynamic-programming-accepted" text:style-name="Internet_20_link" text:visited-style-name="Visited_20_Internet_20_Link"><text:span text:style-name="T3">Approach #3 (Dynamic Programming) [Accepted]</text:span></text:a><text:span text:style-name="T3"> </text:span></text:p>
            </text:list-item>
            <text:list-item>
              <text:p text:style-name="P9"><text:a xlink:type="simple" xlink:href="https://leetcode.com/articles/longest-palindromic-substring/#approach-4-expand-around-center-accepted" text:style-name="Internet_20_link" text:visited-style-name="Visited_20_Internet_20_Link"><text:span text:style-name="T3">Approach #4 (Expand Around Center) [Accepted]</text:span></text:a><text:span text:style-name="T3"> </text:span></text:p>
            </text:list-item>
            <text:list-item>
              <text:p text:style-name="P3"><text:a xlink:type="simple" xlink:href="https://leetcode.com/articles/longest-palindromic-substring/#approach-5-manachers-algorithm-accepted" text:style-name="Internet_20_link" text:visited-style-name="Visited_20_Internet_20_Link"><text:span text:style-name="T3">Approach #5 (Manacher's Algorithm) [Accepted]</text:span></text:a><text:span text:style-name="T3"> </text:span></text:p>
            </text:list-item>
          </text:list>
        </text:list-item>
      </text:list>
      <text:h text:style-name="P2" text:outline-level="2"><text:bookmark text:name="summary"/>Summary</text:h>
      <text:p text:style-name="P4">This article is for intermediate readers. It introduces the following ideas: Palindrome, Dynamic Programming and String Manipulation. Make sure you understand what a palindrome means. A palindrome is a string which reads the same in both directions. For example, <text:bookmark text:name="MathJax-Element-1-Frame"/><text:bookmark text:name="MJXc-Node-1"/><text:bookmark text:name="MJXc-Node-2"/><text:bookmark text:name="MJXc-Node-3"/><text:bookmark text:name="MJXc-Node-4"/><text:bookmark text:name="MJXc-Node-5"/>''aba''</text:p>
      <text:p text:style-name="P4">is a palindome, <text:bookmark text:name="MathJax-Element-2-Frame"/><text:bookmark text:name="MJXc-Node-6"/><text:bookmark text:name="MJXc-Node-7"/><text:bookmark text:name="MJXc-Node-8"/><text:bookmark text:name="MJXc-Node-9"/><text:bookmark text:name="MJXc-Node-10"/>''abc''</text:p>
      <text:p text:style-name="P4">is not.</text:p>
      <text:h text:style-name="P2" text:outline-level="2"><text:bookmark text:name="solution"/>Solution</text:h>
      <text:p text:style-name="P16"/>
      <text:h text:style-name="P15" text:outline-level="4"><text:bookmark text:name="approach-1-longest-common-substring-accepted"/>Approach #1 (Longest Common Substring) [Accepted]</text:h>
      <text:p text:style-name="Text_20_body"><text:span text:style-name="Strong_20_Emphasis"><text:span text:style-name="T3">Common mistake</text:span></text:span></text:p>
      <text:p text:style-name="P4">Some people will be tempted to come up with a quick solution, <text:soft-page-break/>which is unfortunately flawed (however can be corrected easily):</text:p>
      <text:p text:style-name="P10">Reverse S and become S​′​​. Find the longest common substring between S and S​′​​, which must also be the longest palindromic substring.</text:p>
      <text:p text:style-name="P4">This seemed to work, let’s see some examples below.</text:p>
      <text:p text:style-name="P4">For example, <text:bookmark text:name="MathJax-Element-3-Frame"/><text:bookmark text:name="MJXc-Node-11"/><text:bookmark text:name="MJXc-Node-12"/><text:bookmark text:name="MJXc-Node-13"/>S<text:bookmark text:name="MJXc-Node-14"/>=<text:bookmark text:name="MJXc-Node-15"/><text:bookmark text:name="MJXc-Node-16"/><text:bookmark text:name="MJXc-Node-17"/>''caba"</text:p>
      <text:p text:style-name="P4">, <text:bookmark text:name="MathJax-Element-4-Frame"/><text:bookmark text:name="MJXc-Node-18"/><text:bookmark text:name="MJXc-Node-19"/><text:bookmark text:name="MJXc-Node-20"/><text:bookmark text:name="MJXc-Node-21"/>S<text:bookmark text:name="MJXc-Node-22"/>′<text:bookmark text:name="MJXc-Node-23"/>=<text:bookmark text:name="MJXc-Node-24"/><text:bookmark text:name="MJXc-Node-25"/><text:bookmark text:name="MJXc-Node-26"/>''abac''</text:p>
      <text:p text:style-name="P4">.</text:p>
      <text:p text:style-name="P4">The longest common substring between S and S​′​​ is <text:bookmark text:name="MathJax-Element-5-Frame"/><text:bookmark text:name="MJXc-Node-27"/><text:bookmark text:name="MJXc-Node-28"/><text:bookmark text:name="MJXc-Node-29"/><text:bookmark text:name="MJXc-Node-30"/><text:bookmark text:name="MJXc-Node-31"/>''aba''</text:p>
      <text:p text:style-name="P4">, which is the answer.</text:p>
      <text:p text:style-name="P4">Let’s try another example: <text:bookmark text:name="MathJax-Element-6-Frame"/><text:bookmark text:name="MJXc-Node-32"/><text:bookmark text:name="MJXc-Node-33"/><text:bookmark text:name="MJXc-Node-34"/>S<text:bookmark text:name="MJXc-Node-35"/>=<text:bookmark text:name="MJXc-Node-36"/><text:bookmark text:name="MJXc-Node-37"/><text:bookmark text:name="MJXc-Node-38"/>''abacdfgdcaba''</text:p>
      <text:p text:style-name="P4">, <text:bookmark text:name="MathJax-Element-7-Frame"/><text:bookmark text:name="MJXc-Node-39"/><text:bookmark text:name="MJXc-Node-40"/><text:bookmark text:name="MJXc-Node-41"/><text:bookmark text:name="MJXc-Node-42"/>S<text:bookmark text:name="MJXc-Node-43"/>′<text:bookmark text:name="MJXc-Node-44"/>=<text:bookmark text:name="MJXc-Node-45"/><text:bookmark text:name="MJXc-Node-46"/><text:bookmark text:name="MJXc-Node-47"/>''abacdgfdcaba''</text:p>
      <text:p text:style-name="P4">.</text:p>
      <text:p text:style-name="P4">The longest common substring between S and S​′​​ is <text:bookmark text:name="MathJax-Element-8-Frame"/><text:bookmark text:name="MJXc-Node-48"/><text:bookmark text:name="MJXc-Node-49"/><text:bookmark text:name="MJXc-Node-50"/><text:bookmark text:name="MJXc-Node-51"/><text:bookmark text:name="MJXc-Node-52"/>''abacd''</text:p>
      <text:p text:style-name="P4">. Clearly, this is not a valid palindrome.</text:p>
      <text:p text:style-name="Text_20_body"><text:span text:style-name="Strong_20_Emphasis"><text:span text:style-name="T3">Algorithm</text:span></text:span></text:p>
      <text:p text:style-name="P4">We could see that the longest common substring method fails when there exists a reversed copy of a non-palindromic substring in some other part of S. To rectify this, each time we find a longest common substring candidate, we check if the substring’s indices are the same as the reversed substring’s original indices. If it is, then we attempt to update the longest palindrome found so far; if not, we skip this and find the next candidate.</text:p>
      <text:p text:style-name="Text_20_body"><text:span text:style-name="T3">This gives us an O(n​2​​) Dynamic Programming solution which uses O(n​2​​) space (could be improved to use O(n) space). Please read more about Longest Common Substring </text:span><text:a xlink:type="simple" xlink:href="http://en.wikipedia.org/wiki/Longest_common_substring" text:style-name="Internet_20_link" text:visited-style-name="Visited_20_Internet_20_Link"><text:span text:style-name="T3">here</text:span></text:a><text:span text:style-name="T3">.</text:span></text:p>
      <text:p text:style-name="P16"/>
      <text:h text:style-name="P15" text:outline-level="4"><text:bookmark text:name="approach-2-brute-force-time-limit-exceeded"/>Approach #2 (Brute Force) [Time Limit Exceeded]</text:h>
      <text:p text:style-name="P4">The obvious brute force solution is to pick all possible starting and ending positions for a substring, and verify if it is a palindrome.</text:p>
      <text:p text:style-name="Text_20_body"><text:span text:style-name="Strong_20_Emphasis"><text:span text:style-name="T3">Complexity Analysis</text:span></text:span></text:p>
      <text:list xml:id="list110633933086506385" text:style-name="L2">
        <text:list-item>
          <text:p text:style-name="P5">Time complexity : O(n​3​​). Assume that n is the length of the input string, there are a total of (​2​n​​)=​2​​n(n−1)​​ such substrings (excluding the trivial solution where a character <text:soft-page-break/>itself is a palindrome). Since verifying each substring takes O(n) time, the run time complexity is O(n​3​​).</text:p>
        </text:list-item>
        <text:list-item>
          <text:p text:style-name="P5">Space complexity : O(1).</text:p>
        </text:list-item>
      </text:list>
      <text:p text:style-name="P16"/>
      <text:h text:style-name="P15" text:outline-level="4"><text:bookmark text:name="approach-3-dynamic-programming-accepted"/>Approach #3 (Dynamic Programming) [Accepted]</text:h>
      <text:p text:style-name="P4">To improve over the brute force solution, we first observe how we can avoid unnecessary re-computation while validating palindromes. Consider the case <text:bookmark text:name="MathJax-Element-9-Frame"/><text:bookmark text:name="MJXc-Node-53"/><text:bookmark text:name="MJXc-Node-54"/><text:bookmark text:name="MJXc-Node-55"/><text:bookmark text:name="MJXc-Node-56"/><text:bookmark text:name="MJXc-Node-57"/>''ababa''</text:p>
      <text:p text:style-name="P4">. If we already knew that <text:bookmark text:name="MathJax-Element-10-Frame"/><text:bookmark text:name="MJXc-Node-58"/><text:bookmark text:name="MJXc-Node-59"/><text:bookmark text:name="MJXc-Node-60"/><text:bookmark text:name="MJXc-Node-61"/><text:bookmark text:name="MJXc-Node-62"/>''bab'' is a palindrome, it is obvious that <text:bookmark text:name="MathJax-Element-11-Frame"/><text:bookmark text:name="MJXc-Node-63"/><text:bookmark text:name="MJXc-Node-64"/><text:bookmark text:name="MJXc-Node-65"/><text:bookmark text:name="MJXc-Node-66"/><text:bookmark text:name="MJXc-Node-67"/>''ababa''</text:p>
      <text:p text:style-name="P4">must be a palindrome since the two left and right end letters are the same.</text:p>
      <text:p text:style-name="P4">We define P(i,j) as following:</text:p>
      <text:p text:style-name="P6"><text:bookmark text:name="MathJax-Element-12-Frame"/><text:bookmark text:name="MJXc-Node-68"/><text:bookmark text:name="MJXc-Node-69"/><text:bookmark text:name="MJXc-Node-70"/>P<text:bookmark text:name="MJXc-Node-71"/>(<text:bookmark text:name="MJXc-Node-72"/>i<text:bookmark text:name="MJXc-Node-73"/>,<text:bookmark text:name="MJXc-Node-74"/>j<text:bookmark text:name="MJXc-Node-75"/>)<text:bookmark text:name="MJXc-Node-76"/>=<text:bookmark text:name="MJXc-Node-77"/><text:bookmark text:name="MJXc-Node-78"/>{<text:bookmark text:name="MJXc-Node-79"/><text:bookmark text:name="MJXc-Node-80"/><text:bookmark text:name="MJXc-Node-81"/><text:bookmark text:name="MJXc-Node-82"/><text:bookmark text:name="MJXc-Node-83"/><text:span text:style-name="T2">true,</text:span><text:bookmark text:name="MJXc-Node-84"/><text:bookmark text:name="MJXc-Node-85"/><text:bookmark text:name="MJXc-Node-86"/><text:bookmark text:name="MJXc-Node-87"/><text:span text:style-name="T2">if the substring </text:span><text:bookmark text:name="MJXc-Node-88"/><text:bookmark text:name="MJXc-Node-89"/><text:span text:style-name="T2">S</text:span><text:bookmark text:name="MJXc-Node-90"/><text:span text:style-name="T2">i</text:span><text:bookmark text:name="MJXc-Node-91"/><text:span text:style-name="T2">…</text:span><text:bookmark text:name="MJXc-Node-92"/><text:bookmark text:name="MJXc-Node-93"/><text:span text:style-name="T2">S</text:span><text:bookmark text:name="MJXc-Node-94"/><text:span text:style-name="T2">j</text:span><text:bookmark text:name="MJXc-Node-95"/><text:span text:style-name="T2"> is a palindrome</text:span><text:bookmark text:name="MJXc-Node-96"/><text:bookmark text:name="MJXc-Node-97"/><text:bookmark text:name="MJXc-Node-98"/><text:bookmark text:name="MJXc-Node-99"/><text:span text:style-name="T2">false,</text:span><text:bookmark text:name="MJXc-Node-100"/><text:bookmark text:name="MJXc-Node-101"/><text:bookmark text:name="MJXc-Node-102"/><text:bookmark text:name="MJXc-Node-103"/><text:span text:style-name="T2">otherwise.</text:span><text:bookmark text:name="MJXc-Node-104"/><text:span text:style-name="T2"> </text:span><text:bookmark text:name="MJXc-Node-105"/></text:p>
      <text:p text:style-name="P4">Therefore,</text:p>
      <text:p text:style-name="P4">P(i,j)=(P(i+1,j−1) and S​i​​==S​j​​)</text:p>
      <text:p text:style-name="P4">The base cases are:</text:p>
      <text:p text:style-name="P4">P(i,i)=true</text:p>
      <text:p text:style-name="P4">P(i,i+1)=(S​i​​==S​i+1​​)</text:p>
      <text:p text:style-name="P4">This yields a straight forward DP solution, which we first initialize the one and two letters palindromes, and work our way up finding all three letters palindromes, and so on...</text:p>
      <text:p text:style-name="Text_20_body"><text:span text:style-name="Strong_20_Emphasis"><text:span text:style-name="T3">Complexity Analysis</text:span></text:span></text:p>
      <text:list xml:id="list3881635696548981682" text:style-name="L3">
        <text:list-item>
          <text:p text:style-name="P7">Time complexity : O(n​2​​). This gives us a runtime complexity of O(n​2​​).</text:p>
        </text:list-item>
        <text:list-item>
          <text:p text:style-name="P7">Space complexity : O(n​2​​). It uses O(n​2​​) space to store the table.</text:p>
        </text:list-item>
      </text:list>
      <text:p text:style-name="Text_20_body"><text:span text:style-name="Strong_20_Emphasis"><text:span text:style-name="T3">Additional Exercise</text:span></text:span></text:p>
      <text:p text:style-name="P4">Could you improve the above space complexity further and how?</text:p>
      <text:p text:style-name="P16"/>
      <text:h text:style-name="P15" text:outline-level="4"><text:bookmark text:name="approach-4-expand-around-center-accepted"/>Approach #4 (Expand Around Center) [Accepted]</text:h>
      <text:p text:style-name="P4">In fact, we could solve it in O(n​2​​) time using only constant space.</text:p>
      <text:p text:style-name="P4"><text:soft-page-break/>We observe that a palindrome mirrors around its center. Therefore, a palindrome can be expanded from its center, and there are only 2n−1 such centers.</text:p>
      <text:p text:style-name="P4">You might be asking why there are 2n−1 but not n centers? The reason is the center of a palindrome can be in between two letters. Such palindromes have even number of letters (such as <text:bookmark text:name="MathJax-Element-13-Frame"/><text:bookmark text:name="MJXc-Node-106"/><text:bookmark text:name="MJXc-Node-107"/><text:bookmark text:name="MJXc-Node-108"/><text:bookmark text:name="MJXc-Node-109"/><text:bookmark text:name="MJXc-Node-110"/>''abba''</text:p>
      <text:p text:style-name="P4">) and its center are between the two <text:bookmark text:name="MathJax-Element-14-Frame"/><text:bookmark text:name="MJXc-Node-111"/><text:bookmark text:name="MJXc-Node-112"/><text:bookmark text:name="MJXc-Node-113"/><text:bookmark text:name="MJXc-Node-114"/><text:bookmark text:name="MJXc-Node-115"/>'b'</text:p>
      <text:p text:style-name="P4">s.</text:p>
      <text:p text:style-name="P11">public String longestPalindrome(String s) {</text:p>
      <text:p text:style-name="P11"><text:s text:c="4"/>int start = 0, end = 0;</text:p>
      <text:p text:style-name="P11"><text:s text:c="4"/>for (int i = 0; i &lt; s.length(); i++) {</text:p>
      <text:p text:style-name="P11"><text:s text:c="8"/>int len1 = expandAroundCenter(s, i, i);</text:p>
      <text:p text:style-name="P11"><text:s text:c="8"/>int len2 = expandAroundCenter(s, i, i + 1);</text:p>
      <text:p text:style-name="P11"><text:s text:c="8"/>int len = Math.max(len1, len2);</text:p>
      <text:p text:style-name="P11"><text:s text:c="8"/>if (len &gt; end - start) {</text:p>
      <text:p text:style-name="P11"><text:s text:c="12"/>start = i - (len - 1) / 2;</text:p>
      <text:p text:style-name="P11"><text:s text:c="12"/>end = i + len / 2;</text:p>
      <text:p text:style-name="P11"><text:s text:c="8"/>}</text:p>
      <text:p text:style-name="P11"><text:s text:c="4"/>}</text:p>
      <text:p text:style-name="P11"><text:s text:c="4"/>return s.substring(start, end + 1);</text:p>
      <text:p text:style-name="P11">}</text:p>
      <text:p text:style-name="P11"/>
      <text:p text:style-name="P11">private int expandAroundCenter(String s, int left, int right) {</text:p>
      <text:p text:style-name="P11"><text:s text:c="4"/>int L = left, R = right;</text:p>
      <text:p text:style-name="P11"><text:s text:c="4"/>while (L &gt;= 0 &amp;&amp; R &lt; s.length() &amp;&amp; s.charAt(L) == s.charAt(R)) {</text:p>
      <text:p text:style-name="P11"><text:s text:c="8"/>L--;</text:p>
      <text:p text:style-name="P11"><text:s text:c="8"/>R++;</text:p>
      <text:p text:style-name="P11"><text:s text:c="4"/>}</text:p>
      <text:p text:style-name="P11"><text:s text:c="4"/>return R - L - 1;</text:p>
      <text:p text:style-name="P14">}</text:p>
      <text:p text:style-name="Text_20_body"><text:span text:style-name="Strong_20_Emphasis"><text:span text:style-name="T3">Complexity Analysis</text:span></text:span></text:p>
      <text:list xml:id="list2277413314099206373" text:style-name="L4">
        <text:list-item>
          <text:p text:style-name="P8">Time complexity : O(n​2​​). Since expanding a palindrome around its center could take O(n) time, the overall complexity is O(n​2​​).</text:p>
        </text:list-item>
        <text:list-item>
          <text:p text:style-name="P8">Space complexity : O(1).</text:p>
        </text:list-item>
      </text:list>
      <text:h text:style-name="P15" text:outline-level="4"><text:bookmark text:name="approach-5-manachers-algorithm-accepted"/>Approach #5 (Manacher's Algorithm) [Accepted]</text:h>
      <text:p text:style-name="Text_20_body"><text:span text:style-name="T3">There is even an O(n) algorithm called Manacher's algorithm, explained </text:span><text:a xlink:type="simple" xlink:href="http://articles.leetcode.com/longest-palindromic-substring-part-ii/" text:style-name="Internet_20_link" text:visited-style-name="Visited_20_Internet_20_Link"><text:span text:style-name="T3">here in detail</text:span></text:a><text:span text:style-name="T3">. However, it is a non-trivial algorithm, and no one expects you to come up with this algorithm in a 45 minutes coding session. But, please go ahead and understand it, I promise it will be a lot of fu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微软雅黑" svg:font-family="微软雅黑" style:font-family-generic="system" style:font-pitch="variable"/>
    <style:font-face style:name="文泉驿微米黑" svg:font-family="文泉驿微米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正黑"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文泉驿微米黑" style:font-family-asian="文泉驿微米黑"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文泉驿微米黑" style:font-family-asian="文泉驿微米黑"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wWolf</meta:initial-creator>
    <meta:creation-date>2015-10-19T23:21:33.458267185</meta:creation-date>
    <meta:generator>LibreOffice/5.1.4.2$Linux_X86_64 LibreOffice_project/10m0$Build-2</meta:generator>
    <dc:date>2017-01-10T18:14:05.080167563</dc:date>
    <meta:editing-duration>PT1M7S</meta:editing-duration>
    <meta:editing-cycles>1</meta:editing-cycles>
    <meta:document-statistic meta:table-count="0" meta:image-count="0" meta:object-count="0" meta:page-count="4" meta:paragraph-count="94" meta:word-count="743" meta:character-count="5229" meta:non-whitespace-character-count="3632"/>
  </office:meta>
</office:document-meta>
</file>